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width="0.102cm" svg:stroke-color="#00ff00" draw:marker-start-width="0.352cm" draw:marker-end-width="0.352cm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fill-color="#ffffff" draw:auto-grow-height="true" fo:min-height="1.809cm"/>
    </style:style>
    <style:style style:name="pr5" style:family="presentation" style:parent-style-name="TWU_20_Slide-outline1">
      <style:graphic-properties draw:fill-color="#ffffff" draw:auto-grow-height="true" fo:min-height="15.735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title">
      <style:graphic-properties draw:auto-grow-height="true" fo:min-height="1.809cm"/>
    </style:style>
    <style:style style:name="pr8" style:family="presentation" style:parent-style-name="TWU_20_Slide-outline1">
      <style:graphic-properties draw:auto-grow-height="true" fo:min-height="15.7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16pt"/>
    </style:style>
    <style:style style:name="P4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text-properties fo:font-size="16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color="#ffff00" fo:font-size="18pt"/>
    </style:style>
    <style:style style:name="P9" style:family="paragraph">
      <style:paragraph-properties fo:text-align="center"/>
    </style:style>
    <style:style style:name="T1" style:family="text">
      <style:text-properties fo:color="#23ff23"/>
    </style:style>
    <style:style style:name="T2" style:family="text">
      <style:text-properties fo:color="#ffff00"/>
    </style:style>
    <style:style style:name="T3" style:family="text">
      <style:text-properties fo:color="#ffffff"/>
    </style:style>
    <style:style style:name="T4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ffff00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23ff23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23ff23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ffcc99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ffff00" fo:font-size="18pt"/>
    </style:style>
    <style:style style:name="T10" style:family="text">
      <style:text-properties fo:color="#cccc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762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762cm" text:min-label-width="0.762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524cm" text:min-label-width="0.762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2.286cm" text:min-label-width="0.762cm"/>
        <style:text-properties fo:font-family="StarSymbol" style:font-charset="x-symbol" fo:color="#ccccff" fo:font-size="45%"/>
      </text:list-level-style-bullet>
      <text:list-level-style-bullet text:level="5" text:bullet-char="●">
        <style:list-level-properties text:space-before="3.048cm" text:min-label-width="0.762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81cm" text:min-label-width="0.762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72cm" text:min-label-width="0.762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334cm" text:min-label-width="0.762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096cm" text:min-label-width="0.762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6.858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designing classes</presentation:footer-decl>
      <presentation:footer-decl presentation:name="ftr2">CMPTxxxx</presentation:footer-decl>
      <presentation:date-time-decl presentation:name="dtd1" presentation:source="fixed">20 Jan 2011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Designing Classe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0 Jan 2011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Some handy Math methods</text:p>
          </draw:text-box>
        </draw:frame>
        <draw:frame presentation:style-name="pr5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Class methods in <text:span text:style-name="T1">Math</text:span> module</text:p>
                <text:list>
                  <text:list-item>
                    <text:p text:style-name="P1"><text:span text:style-name="T1">sqrt</text:span>(x)</text:p>
                  </text:list-item>
                  <text:list-item>
                    <text:p text:style-name="P1"><text:span text:style-name="T1">abs</text:span>(x)</text:p>
                  </text:list-item>
                  <text:list-item>
                    <text:p text:style-name="P1"><text:span text:style-name="T1">max</text:span>(x, y), <text:span text:style-name="T1">min</text:span>(x, y)</text:p>
                  </text:list-item>
                  <text:list-item>
                    <text:p text:style-name="P1"><text:span text:style-name="T1">ceil</text:span>(x), <text:span text:style-name="T1">floor</text:span>(x)</text:p>
                  </text:list-item>
                  <text:list-item>
                    <text:p text:style-name="P1"><text:span text:style-name="T1">cos</text:span>(x), <text:span text:style-name="T1">sin</text:span>(x), etc.</text:p>
                  </text:list-item>
                  <text:list-item>
                    <text:p text:style-name="P1"><text:span text:style-name="T1">exp</text:span>(x), <text:span text:style-name="T1">log</text:span>(x) (<text:span text:style-name="T2">natural</text:span> log)</text:p>
                  </text:list-item>
                  <text:list-item>
                    <text:p text:style-name="P1"><text:span text:style-name="T1">pow</text:span>(x, y) (y can be a <text:span text:style-name="T2">float</text:span>)</text:p>
                  </text:list-item>
                  <text:list-item>
                    <text:p text:style-name="P1"><text:span text:style-name="T1">random</text:span>() (double in range <text:span text:style-name="T2">[0, 1)</text:span> 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Some handy standard packages</text:p>
          </draw:text-box>
        </draw:frame>
        <draw:frame presentation:style-name="pr5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java.<text:span text:style-name="T1">lang</text:span>: <text:span text:style-name="T2">automatically</text:span> imported</text:p>
              </text:list-item>
              <text:list-item>
                <text:p text:style-name="P1">java.<text:span text:style-name="T1">io</text:span>: <text:span text:style-name="T2">files</text:span> and streams</text:p>
              </text:list-item>
              <text:list-item>
                <text:p text:style-name="P1">java.<text:span text:style-name="T1">net</text:span>: <text:span text:style-name="T2">networking</text:span></text:p>
              </text:list-item>
              <text:list-item>
                <text:p text:style-name="P1">java.<text:span text:style-name="T1">text</text:span>: manipulate <text:span text:style-name="T2">strings</text:span>, dates, i8n</text:p>
              </text:list-item>
              <text:list-item>
                <text:p text:style-name="P1">java.<text:span text:style-name="T1">util</text:span>: <text:span text:style-name="T2">miscellaneous</text:span> utilities: strings, etc.<text:line-break/></text:p>
              </text:list-item>
              <text:list-item>
                <text:p text:style-name="P1">java.<text:span text:style-name="T1">applet</text:span>: or javax.swing.<text:span text:style-name="T1">JApplet</text:span> for <text:span text:style-name="T2">Swing</text:span></text:p>
              </text:list-item>
              <text:list-item>
                <text:p text:style-name="P1">java.<text:span text:style-name="T1">awt</text:span>: or javax.<text:span text:style-name="T1">swing</text:span></text:p>
              </text:list-item>
              <text:list-item>
                <text:p text:style-name="P1">java.awt.<text:span text:style-name="T1">event</text:span>: or javax.<text:span text:style-name="T1">swing.even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Method overloading</text:p>
          </draw:text-box>
        </draw:frame>
        <draw:frame presentation:style-name="pr5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<text:span text:style-name="T2">Overloading</text:span> is giving multiple definitions for a method with the same name, but different <text:span text:style-name="T2">signature</text:span>: <text:span text:style-name="T2">#</text:span> of params or <text:span text:style-name="T2">type </text:span><text:span text:style-name="T3">of params</text:span></text:p>
              </text:list-item>
            </text:list>
            <text:p text:style-name="P4"><text:span text:style-name="T4">public </text:span><text:span text:style-name="T5">int</text:span><text:span text:style-name="T4"> square( int x ) {</text:span></text:p>
            <text:p text:style-name="P5"><text:span text:style-name="T6">return x*x;</text:span></text:p>
            <text:p text:style-name="P4"><text:span text:style-name="T4">}</text:span></text:p>
            <text:p text:style-name="P4"><text:span text:style-name="T4">public </text:span><text:span text:style-name="T5">double</text:span><text:span text:style-name="T4"> square( double x ) {</text:span></text:p>
            <text:p text:style-name="P5"><text:span text:style-name="T6">return x*x;</text:span></text:p>
            <text:p text:style-name="P4"><text:span text:style-name="T4">}</text:span></text:p>
            <text:p text:style-name="P4"><text:span text:style-name="T4">int y=5; double z=2.3;</text:span></text:p>
            <text:p text:style-name="P4"><text:span text:style-name="T4">square(y); square(z)</text:span></text:p>
            <text:list text:continue-numbering="true" text:style-name="L2">
              <text:list-item>
                <text:list>
                  <text:list-item>
                    <text:p text:style-name="P1">Do we need a <text:span text:style-name="T1">float</text:span> version as well?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9cm" svg:x="1cm" svg:y="0.337cm" presentation:class="title">
          <draw:text-box>
            <text:p>Default parameter values</text:p>
          </draw:text-box>
        </draw:frame>
        <draw:frame presentation:style-name="pr8" draw:layer="layout" svg:width="25.958cm" svg:height="16.719cm" svg:x="1.072cm" svg:y="3.039cm" presentation:class="outline" presentation:user-transformed="true">
          <draw:text-box>
            <text:list text:style-name="L2">
              <text:list-item>
                <text:p><text:span text:style-name="T3">Overloading</text:span> is Java's way of letting you specify <text:span text:style-name="T2">default</text:span> parameter values: e.g., for constructor:</text:p>
                <text:list>
                  <text:list-item>
                    <text:p>Should always include a <text:span text:style-name="T2">no-param</text:span> constructor!</text:p>
                  </text:list-item>
                </text:list>
                <text:p><text:span text:style-name="T7">public class Student {</text:span></text:p>
                <text:list>
                  <text:list-header>
                    <text:p><text:span text:style-name="T7">private String </text:span><text:span text:style-name="T8">name</text:span><text:span text:style-name="T7">;</text:span></text:p>
                    <text:p><text:span text:style-name="T7">private int </text:span><text:span text:style-name="T8">ID</text:span><text:span text:style-name="T7">;</text:span></text:p>
                    <text:p><text:span text:style-name="T7">public Student( String </text:span><text:span text:style-name="T8">name</text:span><text:span text:style-name="T7">, int </text:span><text:span text:style-name="T8">ID</text:span><text:span text:style-name="T7"> ) {</text:span></text:p>
                    <text:list>
                      <text:list-header>
                        <text:p><text:span text:style-name="T7">this.</text:span><text:span text:style-name="T8">name</text:span><text:span text:style-name="T7"> = </text:span><text:span text:style-name="T8">name</text:span></text:p>
                        <text:p><text:span text:style-name="T7">this.</text:span><text:span text:style-name="T8">ID</text:span><text:span text:style-name="T7"> = </text:span><text:span text:style-name="T8">ID</text:span></text:p>
                      </text:list-header>
                    </text:list>
                    <text:p><text:span text:style-name="T7">}</text:span></text:p>
                    <text:p><text:span text:style-name="T7">public Student() {</text:span></text:p>
                    <text:list>
                      <text:list-header>
                        <text:p><text:span text:style-name="T8">name</text:span><text:span text:style-name="T7"> = “Joe Smith”;</text:span></text:p>
                        <text:p><text:span text:style-name="T8">ID</text:span><text:span text:style-name="T7"> = 1001;</text:span></text:p>
                      </text:list-header>
                    </text:list>
                    <text:p><text:span text:style-name="T7">}</text:span></text:p>
                  </text:list-header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Object-oriented design</text:p>
          </draw:text-box>
        </draw:frame>
        <draw:frame presentation:style-name="pr5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Writing <text:span text:style-name="T2">software</text:span> is not just about the <text:span text:style-name="T2">code</text:span>!</text:p>
              </text:list-item>
              <text:list-item>
                <text:p text:style-name="P1">It is an intentional <text:span text:style-name="T2">process</text:span> including:</text:p>
                <text:list>
                  <text:list-item>
                    <text:p text:style-name="P1">Client <text:span text:style-name="T2">interviews</text:span> to develop a problem statement and plan</text:p>
                  </text:list-item>
                  <text:list-item>
                    <text:p text:style-name="P1">Software <text:span text:style-name="T2">design</text:span> (charts, algorithms, etc.)</text:p>
                  </text:list-item>
                  <text:list-item>
                    <text:p text:style-name="P1"><text:span text:style-name="T2">Coding</text:span></text:p>
                  </text:list-item>
                  <text:list-item>
                    <text:p text:style-name="P1"><text:span text:style-name="T2">Testing</text:span></text:p>
                  </text:list-item>
                  <text:list-item>
                    <text:p text:style-name="P1"><text:span text:style-name="T2">Maintenance</text:span>, documentatio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OO design is NOT:</text:p>
          </draw:text-box>
        </draw:frame>
        <draw:frame presentation:style-name="pr5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OO design is <text:span text:style-name="T2">not</text:span> based on:</text:p>
                <text:list>
                  <text:list-item>
                    <text:p text:style-name="P1">Language <text:span text:style-name="T2">syntax</text:span></text:p>
                  </text:list-item>
                  <text:list-item>
                    <text:p text:style-name="P1"><text:span text:style-name="T2">Implementation</text:span> details</text:p>
                  </text:list-item>
                  <text:list-item>
                    <text:p text:style-name="P1"><text:span text:style-name="T2">Platform</text:span> considerations</text:p>
                  </text:list-item>
                  <text:list-item>
                    <text:p text:style-name="P1">Manipulation of <text:span text:style-name="T2">global</text:span> entities</text:p>
                  </text:list-item>
                  <text:list-item>
                    <text:p text:style-name="P1">OO <text:span text:style-name="T2">language</text:span> features</text:p>
                    <text:list>
                      <text:list-item>
                        <text:p text:style-name="P1">Don't do something just because the <text:span text:style-name="T2">language</text:span> lets you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OO design IS:</text:p>
          </draw:text-box>
        </draw:frame>
        <draw:frame presentation:style-name="pr5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OO design is based on:</text:p>
                <text:list>
                  <text:list-item>
                    <text:p text:style-name="P1"><text:span text:style-name="T2">Delegation</text:span> of responsibility</text:p>
                    <text:list>
                      <text:list-item>
                        <text:p text:style-name="P1">No <text:span text:style-name="T2">monolithic</text:span> code block does everything</text:p>
                      </text:list-item>
                    </text:list>
                  </text:list-item>
                  <text:list-item>
                    <text:p text:style-name="P1"><text:span text:style-name="T2">Independence</text:span> of objects</text:p>
                    <text:list>
                      <text:list-item>
                        <text:p text:style-name="P1">Not connected via <text:span text:style-name="T2">globals</text:span>: simplifies testing!</text:p>
                      </text:list-item>
                      <text:list-item>
                        <text:p text:style-name="P1">Not <text:span text:style-name="T2">supervised</text:span> elsewhere</text:p>
                      </text:list-item>
                    </text:list>
                  </text:list-item>
                  <text:list-item>
                    <text:p text:style-name="P1"><text:span text:style-name="T2">Security</text:span> of state (<text:span text:style-name="T2">stored data</text:span> values)</text:p>
                    <text:list>
                      <text:list-item>
                        <text:p text:style-name="P1"><text:span text:style-name="T2">private</text:span>/<text:span text:style-name="T2">public</text:span></text:p>
                      </text:list-item>
                    </text:list>
                  </text:list-item>
                  <text:list-item>
                    <text:p text:style-name="P1"><text:span text:style-name="T2">Portability</text:span>, reusability</text:p>
                    <text:list>
                      <text:list-item>
                        <text:p text:style-name="P1"><text:span text:style-name="T2">Abstract</text:span> platform details</text:p>
                      </text:list-item>
                      <text:list-item>
                        <text:p text:style-name="P1">Use <text:span text:style-name="T2">general</text:span> design princip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Steps in OO design: 1</text:p>
          </draw:text-box>
        </draw:frame>
        <draw:frame presentation:style-name="pr5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Describe overall system <text:span text:style-name="T2">behaviour</text:span></text:p>
                <text:list>
                  <text:list-item>
                    <text:p text:style-name="P1">Write for the <text:span text:style-name="T2">non-technical </text:span>end-user</text:p>
                  </text:list-item>
                  <text:list-item>
                    <text:p text:style-name="P1">User <text:span text:style-name="T2">interface</text:span>: look and feel</text:p>
                  </text:list-item>
                  <text:list-item>
                    <text:p text:style-name="P1"><text:span text:style-name="T2">Not</text:span> about data structures, classes, methods, ..</text:p>
                  </text:list-item>
                </text:list>
              </text:list-item>
              <text:list-item>
                <text:p text:style-name="P1">e.g., <text:span text:style-name="T1">Church Information Manager</text:span> (CIM):</text:p>
                <text:list>
                  <text:list-item>
                    <text:p text:style-name="P1">database of <text:span text:style-name="T2">members</text:span> and <text:span text:style-name="T2">affiliates</text:span></text:p>
                    <text:list>
                      <text:list-item>
                        <text:p text:style-name="P1"><text:span text:style-name="T2">data entry</text:span> on a simple form</text:p>
                      </text:list-item>
                      <text:list-item>
                        <text:p text:style-name="P1">public access to <text:span text:style-name="T2">basic info</text:span></text:p>
                      </text:list-item>
                      <text:list-item>
                        <text:p text:style-name="P1">protected access to <text:span text:style-name="T2">confidential</text:span> information</text:p>
                        <text:list>
                          <text:list-item>
                            <text:p text:style-name="P1">Pastor's notes; financial information; etc.</text:p>
                          </text:list-item>
                        </text:list>
                      </text:list-item>
                      <text:list-item>
                        <text:p text:style-name="P1">Create <text:span text:style-name="T2">church directo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Steps in OO design: 2</text:p>
          </draw:text-box>
        </draw:frame>
        <draw:frame presentation:style-name="pr5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Refine behavioural description into <text:span text:style-name="T2">components</text:span></text:p>
                <text:list>
                  <text:list-item>
                    <text:p text:style-name="P1">Each component holds a set of<text:span text:style-name="T2"> related tasks</text:span></text:p>
                  </text:list-item>
                  <text:list-item>
                    <text:p text:style-name="P1">Components <text:span text:style-name="T2">isolated</text:span>, self-contained!</text:p>
                  </text:list-item>
                  <text:list-item>
                    <text:p text:style-name="P1">Components have <text:span text:style-name="T2">thinly-coupled</text:span> interactions</text:p>
                  </text:list-item>
                </text:list>
              </text:list-item>
              <text:list-item>
                <text:p text:style-name="P1">e.g., CIM components:</text:p>
                <text:list>
                  <text:list-item>
                    <text:p text:style-name="P1">Main menu / “<text:span text:style-name="T2">greeter</text:span>”</text:p>
                  </text:list-item>
                  <text:list-item>
                    <text:p text:style-name="P1"><text:span text:style-name="T2">Database</text:span> back-end; links</text:p>
                  </text:list-item>
                  <text:list-item>
                    <text:p text:style-name="P1"><text:span text:style-name="T2">Pastors</text:span>' access</text:p>
                  </text:list-item>
                  <text:list-item>
                    <text:p text:style-name="P1"><text:span text:style-name="T2">Donations</text:span></text:p>
                  </text:list-item>
                  <text:list-item>
                    <text:p text:style-name="P1"><text:span text:style-name="T2">Output</text:span></text:p>
                  </text:list-item>
                </text:list>
              </text:list-item>
            </text:list>
          </draw:text-box>
        </draw:frame>
        <draw:custom-shape draw:style-name="gr2" draw:text-style-name="P8" draw:id="id2" draw:layer="layout" svg:width="4.049cm" svg:height="2.084cm" svg:x="16.961cm" svg:y="10.944cm">
          <text:p text:style-name="P7"><text:span text:style-name="T9">Pastors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id="id3" draw:layer="layout" svg:width="4.049cm" svg:height="2.084cm" svg:x="16.962cm" svg:y="13.844cm">
          <text:p text:style-name="P7"><text:span text:style-name="T9">Donations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id="id4" draw:layer="layout" svg:width="4.049cm" svg:height="2.084cm" svg:x="16.962cm" svg:y="16.744cm">
          <text:p text:style-name="P7"><text:span text:style-name="T9">Output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id="id1" draw:layer="layout" svg:width="4.049cm" svg:height="2.084cm" svg:x="10.461cm" svg:y="16.186cm">
          <text:p text:style-name="P7"><text:span text:style-name="T9">Menu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id="id5" draw:layer="layout" svg:width="4.049cm" svg:height="2.084cm" svg:x="23.263cm" svg:y="13.844cm">
          <text:p text:style-name="P7"><text:span text:style-name="T9">Database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id="id6" draw:layer="layout" svg:width="4.049cm" svg:height="2.084cm" svg:x="23.256cm" svg:y="17.78cm">
          <text:p text:style-name="P7"><text:span text:style-name="T9">DB Link</text:span>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9" draw:layer="layout" draw:type="curve" svg:x1="14.51cm" svg:y1="17.228cm" svg:x2="16.961cm" svg:y2="11.986cm" draw:start-shape="id1" draw:end-shape="id2" svg:d="m14510 17228c2212 0 987-5242 2451-5242">
          <text:p/>
        </draw:connector>
        <draw:connector draw:style-name="gr3" draw:text-style-name="P9" draw:layer="layout" draw:type="curve" svg:x1="14.51cm" svg:y1="17.228cm" svg:x2="16.962cm" svg:y2="14.886cm" draw:start-shape="id1" draw:start-glue-point="1" draw:end-shape="id3" draw:end-glue-point="3" svg:d="m14510 17228c2214 0 988-2342 2452-2342">
          <text:p/>
        </draw:connector>
        <draw:connector draw:style-name="gr3" draw:text-style-name="P9" draw:layer="layout" draw:type="curve" svg:x1="14.51cm" svg:y1="17.228cm" svg:x2="16.962cm" svg:y2="17.786cm" draw:start-shape="id1" draw:start-glue-point="1" draw:end-shape="id4" draw:end-glue-point="3" svg:d="m14510 17228c2214 0 988 558 2452 558">
          <text:p/>
        </draw:connector>
        <draw:connector draw:style-name="gr3" draw:text-style-name="P9" draw:layer="layout" draw:type="curve" svg:x1="23.263cm" svg:y1="14.886cm" svg:x2="21.01cm" svg:y2="11.986cm" draw:start-shape="id5" draw:end-shape="id2" svg:d="m23263 14886c-1315 0-189-2900-2253-2900">
          <text:p/>
        </draw:connector>
        <draw:connector draw:style-name="gr3" draw:text-style-name="P9" draw:layer="layout" draw:type="curve" svg:x1="23.263cm" svg:y1="14.886cm" svg:x2="21.011cm" svg:y2="14.886cm" draw:start-shape="id5" draw:start-glue-point="3" draw:end-shape="id3" svg:d="m23263 14886h-2252">
          <text:p/>
        </draw:connector>
        <draw:connector draw:style-name="gr3" draw:text-style-name="P9" draw:layer="layout" draw:type="curve" svg:x1="23.263cm" svg:y1="14.886cm" svg:x2="21.011cm" svg:y2="17.786cm" draw:start-shape="id5" draw:start-glue-point="3" draw:end-shape="id4" draw:end-glue-point="1" svg:d="m23263 14886c-1314 0-188 2900-2252 2900">
          <text:p/>
        </draw:connector>
        <draw:connector draw:style-name="gr3" draw:text-style-name="P9" draw:layer="layout" draw:type="curve" svg:x1="25.28cm" svg:y1="17.78cm" svg:x2="25.287cm" svg:y2="15.928cm" draw:start-shape="id6" draw:start-glue-point="0" draw:end-shape="id5" svg:d="m25280 17780c0-1686 7-760 7-1852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Factoring into components</text:p>
          </draw:text-box>
        </draw:frame>
        <draw:frame presentation:style-name="pr5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Suggestion: use 3x5” <text:span text:style-name="T2">index cards</text:span>, one for each component</text:p>
                <text:list>
                  <text:list-item>
                    <text:p text:style-name="P1"><text:span text:style-name="T2">Name</text:span> of component</text:p>
                  </text:list-item>
                  <text:list-item>
                    <text:p text:style-name="P1">Primary <text:span text:style-name="T2">responsibility</text:span></text:p>
                  </text:list-item>
                  <text:list-item>
                    <text:p text:style-name="P1"><text:span text:style-name="T2">Collaborating</text:span> components</text:p>
                  </text:list-item>
                </text:list>
              </text:list-item>
              <text:list-item>
                <text:p text:style-name="P1">If it won't <text:span text:style-name="T2">fit</text:span> on a 3x5” card, it's too complex to implement!</text:p>
                <text:list>
                  <text:list-item>
                    <text:p text:style-name="P1"><text:span text:style-name="T2">Break it down</text:span> into smaller components</text:p>
                  </text:list-item>
                </text:list>
              </text:list-item>
              <text:list-item>
                <text:p text:style-name="P1">Write down every <text:span text:style-name="T2">design decision</text:span>, w/ pros/cons</text:p>
              </text:list-item>
              <text:list-item>
                <text:p text:style-name="P1"><text:span text:style-name="T2">Postpone</text:span> implementation detail decision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Steps in OO design: 3</text:p>
          </draw:text-box>
        </draw:frame>
        <draw:frame presentation:style-name="pr5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From <text:span text:style-name="T2">components</text:span> to <text:span text:style-name="T2">classes</text:span>:</text:p>
                <text:list>
                  <text:list-item>
                    <text:p text:style-name="P1">Each component may have <text:span text:style-name="T2">many</text:span> class types</text:p>
                  </text:list-item>
                  <text:list-item>
                    <text:p text:style-name="P1">Each class defines:</text:p>
                    <text:list>
                      <text:list-item>
                        <text:p text:style-name="P1"><text:span text:style-name="T2">Behaviour</text:span> (methods)</text:p>
                      </text:list-item>
                      <text:list-item>
                        <text:p text:style-name="P1"><text:span text:style-name="T2">Stored state</text:span> (instance variables)</text:p>
                      </text:list-item>
                    </text:list>
                  </text:list-item>
                  <text:list-item>
                    <text:p text:style-name="P1">Behaviour is <text:span text:style-name="T2">common</text:span> to all instances</text:p>
                  </text:list-item>
                  <text:list-item>
                    <text:p text:style-name="P1">State is <text:span text:style-name="T2">unique</text:span> to each instance</text:p>
                  </text:list-item>
                </text:list>
              </text:list-item>
              <text:list-item>
                <text:p text:style-name="P1">Principle of<text:span text:style-name="T2"> least privilege</text:span>:</text:p>
                <text:list>
                  <text:list-item>
                    <text:p text:style-name="P1">Provide <text:span text:style-name="T2">only</text:span> enough information to clients to achieve desired behaviour, <text:span text:style-name="T2">nothing more</text:span>!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Writing classes</text:p>
          </draw:text-box>
        </draw:frame>
        <draw:frame presentation:style-name="pr5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Design your<text:span text:style-name="T2"> data structures</text:span> and <text:span text:style-name="T2">relationships</text:span></text:p>
                <text:list>
                  <text:list-item>
                    <text:p text:style-name="P1"><text:span text:style-name="T1">Person</text:span>: <text:span text:style-name="T1">name</text:span>, <text:span text:style-name="T1">birthdate</text:span>, link to <text:span text:style-name="T1">Household</text:span></text:p>
                  </text:list-item>
                  <text:list-item>
                    <text:p text:style-name="P1"><text:span text:style-name="T1">Household</text:span>: <text:span text:style-name="T1">phone</text:span>, <text:span text:style-name="T1">address</text:span>, link to <text:span text:style-name="T1">Persons</text:span></text:p>
                  </text:list-item>
                </text:list>
              </text:list-item>
              <text:list-item>
                <text:p text:style-name="P1">Basic <text:span text:style-name="T2">methods</text:span> for each class:</text:p>
                <text:list>
                  <text:list-item>
                    <text:p text:style-name="P1"><text:span text:style-name="T2">Display</text:span> and <text:span text:style-name="T2">edit</text:span> its own information (set/get)</text:p>
                    <text:list>
                      <text:list-item>
                        <text:p text:style-name="P1"><text:span text:style-name="T2">Access</text:span> restrictions</text:p>
                      </text:list-item>
                      <text:list-item>
                        <text:p text:style-name="P1">__str__() or <text:span text:style-name="T1">toString()</text:span> method for debuggging</text:p>
                      </text:list-item>
                    </text:list>
                  </text:list-item>
                  <text:list-item>
                    <text:p text:style-name="P1">Initializer/<text:span text:style-name="T2">constructor</text:span>: set <text:span text:style-name="T2">default</text:span> values</text:p>
                  </text:list-item>
                </text:list>
              </text:list-item>
              <text:list-item>
                <text:p text:style-name="P1"><text:span text:style-name="T2">Helper</text:span> classes (support components)</text:p>
                <text:list>
                  <text:list-item>
                    <text:p text:style-name="P1">Only for one class; <text:span text:style-name="T2">hidden</text:span> to rest of world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Top-down coding</text:p>
          </draw:text-box>
        </draw:frame>
        <draw:frame presentation:style-name="pr5" draw:text-style-name="P1" draw:layer="layout" svg:width="25.958cm" svg:height="15.735cm" svg:x="1.072cm" svg:y="3.039cm" presentation:class="outline">
          <draw:text-box>
            <text:list text:style-name="L2">
              <text:list-item>
                <text:p text:style-name="P1">Start with the basic <text:span text:style-name="T2">user-interface</text:span></text:p>
                <text:list>
                  <text:list-item>
                    <text:p text:style-name="P1"><text:span text:style-name="T2">Event</text:span>-driven GUI: user clicks → call method</text:p>
                  </text:list-item>
                  <text:list-item>
                    <text:p text:style-name="P1">Stub <text:span text:style-name="T2">callbacks</text:span>: fill in functionality later</text:p>
                  </text:list-item>
                  <text:list-item>
                    <text:p text:style-name="P1">Stub <text:span text:style-name="T2">methods</text:span>: return default values</text:p>
                  </text:list-item>
                </text:list>
              </text:list-item>
              <text:list-item>
                <text:p text:style-name="P1"><text:span text:style-name="T2">Incremental</text:span> testing</text:p>
                <text:list>
                  <text:list-item>
                    <text:p text:style-name="P1"><text:span text:style-name="T2">Test</text:span> each component before moving on!</text:p>
                  </text:list-item>
                  <text:list-item>
                    <text:p text:style-name="P1">May need to write small separate <text:span text:style-name="T2">testbed</text:span> programs</text:p>
                  </text:list-item>
                </text:list>
              </text:list-item>
              <text:list-item>
                <text:p text:style-name="P1"><text:span text:style-name="T2">Integration</text:span> testing (regression testing)</text:p>
                <text:list>
                  <text:list-item>
                    <text:p text:style-name="P1">Test <text:span text:style-name="T2">interaction</text:span> between component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708cm" svg:height="1.809cm" svg:x="1cm" svg:y="0.337cm" presentation:class="title">
          <draw:text-box>
            <text:p text:style-name="P1">Source control, build control</text:p>
          </draw:text-box>
        </draw:frame>
        <draw:frame presentation:style-name="pr5" draw:text-style-name="P1" draw:layer="layout" svg:width="25.958cm" svg:height="16.327cm" svg:x="1.072cm" svg:y="3.039cm" presentation:class="outline" presentation:user-transformed="true">
          <draw:text-box>
            <text:list text:style-name="L2">
              <text:list-item>
                <text:p text:style-name="P1">Source control (e.g., <text:span text:style-name="T10"><text:a xlink:href="http://hginit.com/">Mercurial</text:a></text:span>):</text:p>
                <text:list>
                  <text:list-item>
                    <text:p text:style-name="P1">Central repository for all <text:span text:style-name="T2">code</text:span>, and <text:span text:style-name="T2">changes</text:span></text:p>
                  </text:list-item>
                  <text:list-item>
                    <text:p text:style-name="P1">Programmers work on own <text:span text:style-name="T2">copies</text:span> of the code</text:p>
                  </text:list-item>
                  <text:list-item>
                    <text:p text:style-name="P1">When revisions are <text:span text:style-name="T3">tested</text:span> and safe,<text:span text:style-name="T2"> commit</text:span> changes and <text:span text:style-name="T2">push</text:span> them back to the repository</text:p>
                  </text:list-item>
                  <text:list-item>
                    <text:p text:style-name="P1"><text:span text:style-name="T2">Concurrent</text:span> revisions: may need to <text:span text:style-name="T2">merge</text:span> with other programmers' changes</text:p>
                    <text:list>
                      <text:list-item>
                        <text:p text:style-name="P1">Importance of <text:span text:style-name="T2">thinly coupled </text:span>components</text:p>
                      </text:list-item>
                      <text:list-item>
                        <text:p text:style-name="P1">Each component has one <text:span text:style-name="T2">project leader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">Build</text:span> control: automated regression tests, multiplatform compilation</text:p>
                <text:list>
                  <text:list-item>
                    <text:p>Commit log so you know <text:span text:style-name="T2">who</text:span> broke the build!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ff00" fo:font-size="40pt" fo:text-shadow="1pt 1pt"/>
    </style:style>
    <style:style style:name="title1" style:family="graphic" style:parent-style-name="standard">
      <style:text-properties fo:font-size="32pt"/>
    </style:style>
    <style:style style:name="title2" style:family="graphic" style:parent-style-name="standard">
      <style:graphic-properties draw:fill-color="#ffcc99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svg:stroke-color="#ffffff" draw:fill="none" draw:fill-color="#ccccff" draw:opacity="50%" draw:fill-image-width="0cm" draw:fill-image-height="0cm" draw:shadow="hidden" draw:shadow-offset-x="0.305cm" draw:shadow-offset-y="0.305cm" draw:shadow-color="#808080" draw:shadow-opacity="50%"/>
      <style:paragraph-properties>
        <style:tab-stops/>
      </style:paragraph-properties>
      <style:text-properties fo:color="#e6e6e6" fo:font-family="'Lucida Sans'" style:font-style-name="Regular" style:font-pitch="variable" fo:font-size="14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6pt" fo:font-style="normal" fo:text-shadow="1pt 1pt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min-label-width="0.762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762cm" text:min-label-width="0.762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1.524cm" text:min-label-width="0.762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2.286cm" text:min-label-width="0.762cm"/>
            <style:text-properties fo:font-family="StarSymbol" style:font-charset="x-symbol" fo:color="#ccccff" fo:font-size="45%"/>
          </text:list-level-style-bullet>
          <text:list-level-style-bullet text:level="5" text:bullet-char="●">
            <style:list-level-properties text:space-before="3.048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81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72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334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6.096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6.858cm" text:min-label-width="0.762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81cm" fo:text-indent="0cm"/>
      <style:text-properties fo:font-family="'Lucida Sans Unicode'" style:font-family-generic="swiss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family="'Lucida Sans Unicode'" style:font-family-generic="swiss" fo:font-size="24pt" fo:font-weight="normal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family="'Lucida Sans Unicode'" style:font-family-generic="swiss" fo:font-size="22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family="'Lucida Sans Unicode'" style:font-family-generic="swiss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28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svg:stroke-color="#ffffff" draw:fill="none" draw:opacity="50%" draw:fill-image-width="0cm" draw:fill-image-height="0cm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Luxi Sans'" style:font-style-name="Bold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 Unicode'" style:font-family-generic="swiss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family="'Lucida Sans Unicode'" style:font-family-generic="swiss"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family="'Lucida Sans Unicode'" style:font-family-generic="swiss"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family="'Lucida Sans Unicode'" style:font-family-generic="swiss"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 Unicode'" style:font-family-generic="swiss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="hidden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 style:list-style-name="ML4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auto-grow-height="false" fo:min-height="1.449cm"/>
    </style:style>
    <style:style style:name="Mpr10" style:family="presentation" style:parent-style-name="TWU_25_20Lecture-backgroundobjects">
      <style:graphic-properties draw:auto-grow-height="false" fo:min-height="1.7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ans Unicode'" style:font-family-generic="swiss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font-family="'Lucida Sans Unicode'" style:font-family-generic="swiss" fo:font-size="1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font-family="'Lucida Sans Unicode'" style:font-family-generic="swiss"/>
    </style:style>
    <style:style style:name="MT6" style:family="text">
      <style:text-properties fo:font-family="'Lucida Sans Unicode'" style:font-family-generic="swiss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draw:name="Slide Title" presentation:style-name="Mpr1" draw:text-style-name="MP1" draw:layer="backgroundobjects" svg:width="25.708cm" svg:height="1.808cm" svg:x="1cm" svg:y="0.337cm" presentation:class="title">
        <draw:text-box>
          <text:p text:style-name="MP1">Click to edit the title text</text:p>
        </draw:text-box>
        <svg:title>Slide Title</svg:title>
      </draw:frame>
      <draw:frame draw:name="Slide Content" presentation:style-name="Mpr2" draw:text-style-name="MP1" draw:layer="backgroundobjects" svg:width="25.958cm" svg:height="15.734cm" svg:x="1.072cm" svg:y="3.0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Slide Content</svg:title>
        <svg:desc>Bullet-point outline.</svg:desc>
      </draw:frame>
      <draw:frame draw:name="Date/Time"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draw:name="Footer"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draw:name="Slide Number"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3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name="Title Bar" draw:style-name="Mgr3" draw:text-style-name="MP6" draw:layer="backgroundobjects" svg:width="9.922cm" svg:height="0.414cm" svg:x="0cm" svg:y="2.121cm">
        <text:p/>
      </draw:rect>
      <draw:g draw:name="TWU Logo"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1"><presentation:footer/></text:span></text:p>
        </draw:text-box>
      </draw:frame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draw:name="Presentation Title"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</text:p>
        </draw:text-box>
      </draw:frame>
      <draw:frame draw:name="Title Page Contents" presentation:style-name="Mpr8" draw:text-style-name="MP1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age Date/Time" presentation:style-name="Mpr9" draw:layer="backgroundobjects" svg:width="5.253cm" svg:height="1.246cm" svg:x="19.05cm" svg:y="19.754cm" presentation:class="date-time">
        <draw:text-box>
          <text:p><text:span text:style-name="MT5"><presentation:date-time/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Title Page Page Number" presentation:style-name="Mpr9" draw:layer="backgroundobjects" svg:width="2.433cm" svg:height="1.246cm" svg:x="24.765cm" svg:y="19.754cm" presentation:class="page-number">
        <draw:text-box>
          <text:p><text:span text:style-name="MT5"><text:page-number>&lt;number&gt;</text:page-number></text:span></text:p>
        </draw:text-box>
      </draw:frame>
      <draw:frame presentation:style-name="Mpr10" draw:layer="backgroundobjects" svg:width="13.758cm" svg:height="0.993cm" svg:x="4.657cm" svg:y="19.678cm" presentation:class="footer">
        <draw:text-box>
          <text:p><text:span text:style-name="MT6"><presentation:footer/></text:span></text:p>
        </draw:text-box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8$Build-9502</meta:generator>
    <meta:creation-date>2011-01-19T12:59:34</meta:creation-date>
    <dc:language>en-US</dc:language>
    <meta:editing-cycles>3</meta:editing-cycles>
    <meta:editing-duration>PT00H37M35S</meta:editing-duration>
    <meta:initial-creator>sean ho</meta:initial-creator>
    <dc:date>2011-01-20T11:29:45</dc:date>
    <dc:creator>sean ho</dc:creator>
    <meta:document-statistic meta:object-count="23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